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3dec" officeooo:paragraph-rsid="00153dec"/>
    </style:style>
    <style:style style:name="P2" style:family="paragraph" style:parent-style-name="Standard" style:list-style-name="L1">
      <style:text-properties officeooo:rsid="00153dec" officeooo:paragraph-rsid="00153dec"/>
    </style:style>
    <style:style style:name="P3" style:family="paragraph" style:parent-style-name="Standard">
      <style:text-properties officeooo:rsid="00153dec" officeooo:paragraph-rsid="00153dec"/>
    </style:style>
    <style:style style:name="P4" style:family="paragraph" style:parent-style-name="Standard">
      <style:text-properties officeooo:rsid="00175f2a" officeooo:paragraph-rsid="00175f2a"/>
    </style:style>
    <style:style style:name="P5" style:family="paragraph" style:parent-style-name="Standard">
      <style:text-properties officeooo:rsid="0018b67f" officeooo:paragraph-rsid="0018b67f"/>
    </style:style>
    <style:style style:name="T1" style:family="text">
      <style:text-properties officeooo:rsid="00175f2a"/>
    </style:style>
    <style:style style:name="T2" style:family="text">
      <style:text-properties officeooo:rsid="0018b67f"/>
    </style:style>
    <style:style style:name="T3" style:family="text">
      <style:text-properties officeooo:rsid="001a4b7b"/>
    </style:style>
    <style:style style:name="T4" style:family="text">
      <style:text-properties officeooo:rsid="001b00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tegorizer – Theory of Operation</text:p>
      <text:p text:style-name="Subtitle">Stuart Nelson – 11/9/19</text:p>
      <text:p text:style-name="P1"/>
      <text:h text:style-name="Heading_20_1" text:outline-level="1">Overview</text:h>
      <text:p text:style-name="P1">The categorizer is a tool which allows creating and enhancing a categorizing structure which can the be used to cateogorize information. <text:s/>Example: Kingdom Phylum Class Order Family Genus Species. <text:s/>This <text:s/>is a well known categorizing structure. <text:s/>Information about various plants, animals, groups of plants and animals can be associated with the correct part of this structure. </text:p>
      <text:h text:style-name="Heading_20_2" text:outline-level="2"><text:span text:style-name="T1">B</text:span>enefits:</text:h>
      <text:list xml:id="list1055106144" text:style-name="L1">
        <text:list-item>
          <text:p text:style-name="P2">Allows browsing information by category <text:span text:style-name="T3">structure</text:span> <text:span text:style-name="T3">in </text:span>rather than <text:span text:style-name="T3">being limited to </text:span>simple text searches across the entire <text:span text:style-name="T3">set of information</text:span>.</text:p>
        </text:list-item>
        <text:list-item>
          <text:p text:style-name="P2">Enhances the possibility of finding unexpected relevant information.</text:p>
        </text:list-item>
        <text:list-item>
          <text:p text:style-name="P2">Shows where there is missing information as well as abundant information.</text:p>
        </text:list-item>
      </text:list>
      <text:p text:style-name="P1"/>
      <text:h text:style-name="Heading_20_1" text:outline-level="1">Design <text:span text:style-name="T4">Concepts</text:span></text:h>
      <text:p text:style-name="P4">There are two basic elements to the visual representation, category nodes and category connections.</text:p>
      <text:h text:style-name="Heading_20_2" text:outline-level="2">Category nodes</text:h>
      <text:p text:style-name="P4">Category nodes, catNodes, are represented by a box or circle and a name. <text:s/>The name is either the base name of the category or a variant of the name which applies to the context. <text:s/>For example, in the KPCOFGS categorization, we would have the name “<text:span text:style-name="T4">E.</text:span> <text:span text:style-name="T4">ferus</text:span>” associated with a catNode. <text:s/>In the Farm categorization we would have a catNode in the same category however the name would be “horse”. <text:s/>The categorizer knows these are the same <text:span text:style-name="T2">things.</text:span></text:p>
      <text:h text:style-name="Heading_20_2" text:outline-level="2">Category connections</text:h>
      <text:p text:style-name="P5">Category connections, catConnections, are represented by an arrow with the tail attached to one catNode and the head attached to another catNode and the name of the relation near the arrow. <text:s/>Connections are relations with direction. <text:s/>Just as categories can have different names in different contexts, so do relations. <text:span text:style-name="T3">For example, the relation between a “farm” and a “horse” could be named “has-a”, i.e. a “farm has-a horse”. <text:s/>The relation between “equus” and “E. ferus” could be named “is-a”, i.e. “E. ferus is-a equus”.</text:span></text:p>
      <text:p text:style-name="P1"/>
      <text:h text:style-name="Heading_20_1" text:outline-level="1"><text:soft-page-break/>Building the categorizing structure</text:h>
      <text:h text:style-name="Heading_20_2" text:outline-level="2">addCatNode()</text:h>
      <text:h text:style-name="Heading_20_2" text:outline-level="2">editCatN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3:43:25.303815326</meta:creation-date>
    <meta:editing-duration>PT15M58S</meta:editing-duration>
    <meta:editing-cycles>4</meta:editing-cycles>
    <meta:generator>LibreOffice/6.0.7.3$Linux_X86_64 LibreOffice_project/00m0$Build-3</meta:generator>
    <dc:date>2019-11-08T14:28:22.490352132</dc:date>
    <meta:document-statistic meta:table-count="0" meta:image-count="0" meta:object-count="0" meta:page-count="2" meta:paragraph-count="17" meta:word-count="296" meta:character-count="1902" meta:non-whitespace-character-count="1612"/>
  </office:meta>
</office:document-meta>
</file>